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Jokerman LET" svg:font-family="'Jokerman LET'" style:font-pitch="variable"/>
    <style:font-face style:name="Mekanik LET" svg:font-family="'Mekanik LET'" style:font-pitch="variable"/>
    <style:font-face style:name="Book Antiqua" svg:font-family="'Book Antiqua'" style:font-family-generic="roman" style:font-pitch="variable"/>
    <style:font-face style:name="Euclid" svg:font-family="Euclid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Blackletter686 BT" svg:font-family="'Blackletter686 BT'" style:font-family-generic="script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Square721 BT" svg:font-family="'Square721 BT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style:font-name="Euclid" fo:font-size="20pt" fo:language="en" fo:country="US" fo:font-weight="bold" officeooo:rsid="001eda67" officeooo:paragraph-rsid="001eda67" fo:background-color="#00000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Euclid" fo:language="en" fo:country="US" officeooo:rsid="001eda67" officeooo:paragraph-rsid="001eda67" fo:background-color="#000000"/>
    </style:style>
    <style:style style:name="P3" style:family="paragraph" style:parent-style-name="Standard">
      <style:paragraph-properties fo:text-align="center" style:justify-single-word="false"/>
      <style:text-properties fo:color="#ffffff" style:font-name="Euclid" fo:language="en" fo:country="US" officeooo:rsid="001eda67" officeooo:paragraph-rsid="00206eb4" fo:background-color="#000000"/>
    </style:style>
    <style:style style:name="P4" style:family="paragraph" style:parent-style-name="Standard">
      <style:paragraph-properties fo:text-align="center" style:justify-single-word="false"/>
      <style:text-properties fo:color="#ffffff" style:font-name="Euclid" fo:language="en" fo:country="US" officeooo:rsid="001eda67" officeooo:paragraph-rsid="00218c30" fo:background-color="#000000"/>
    </style:style>
    <style:style style:name="P5" style:family="paragraph" style:parent-style-name="Standard">
      <style:paragraph-properties fo:text-align="center" style:justify-single-word="false"/>
      <style:text-properties fo:color="#ffffff" style:font-name="Euclid" fo:language="en" fo:country="US" officeooo:rsid="001eda67" officeooo:paragraph-rsid="002369bc" fo:background-color="#000000"/>
    </style:style>
    <style:style style:name="P6" style:family="paragraph" style:parent-style-name="Standard">
      <style:paragraph-properties fo:text-align="center" style:justify-single-word="false"/>
      <style:text-properties fo:color="#ffffff" style:font-name="Euclid" fo:language="en" fo:country="US" officeooo:rsid="00206eb4" officeooo:paragraph-rsid="00206eb4" fo:background-color="#000000"/>
    </style:style>
    <style:style style:name="P7" style:family="paragraph" style:parent-style-name="Standard">
      <style:paragraph-properties fo:text-align="center" style:justify-single-word="false"/>
      <style:text-properties fo:color="#ffffff" style:font-name="Euclid" fo:language="en" fo:country="US" officeooo:rsid="00206eb4" officeooo:paragraph-rsid="002369bc" fo:background-color="#000000"/>
    </style:style>
    <style:style style:name="P8" style:family="paragraph" style:parent-style-name="Standard">
      <style:paragraph-properties fo:text-align="center" style:justify-single-word="false"/>
      <style:text-properties fo:color="#ffffff" style:font-name="Euclid" fo:font-size="14pt" fo:language="en" fo:country="US" fo:font-weight="bold" officeooo:rsid="00206eb4" officeooo:paragraph-rsid="00206eb4" fo:background-color="#00000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ffffff" style:font-name="Euclid" fo:font-size="14pt" fo:language="en" fo:country="US" fo:font-style="normal" fo:font-weight="bold" officeooo:rsid="00206eb4" officeooo:paragraph-rsid="00206eb4" fo:background-color="#000000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ffffff" style:font-name="Euclid" fo:font-size="14pt" fo:language="en" fo:country="US" fo:font-style="normal" fo:font-weight="bold" officeooo:rsid="001eda67" officeooo:paragraph-rsid="002369bc" fo:background-color="#000000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ffff" style:font-name="Euclid" fo:font-size="12pt" fo:language="en" fo:country="US" fo:font-weight="normal" officeooo:rsid="001eda67" officeooo:paragraph-rsid="002369bc" fo:background-color="#00000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ffffff" style:font-name="Euclid" fo:font-size="12pt" fo:language="en" fo:country="US" fo:font-style="normal" fo:font-weight="normal" officeooo:rsid="001eda67" officeooo:paragraph-rsid="002369bc" fo:background-color="#000000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06eb4"/>
    </style:style>
    <style:style style:name="T2" style:family="text">
      <style:text-properties officeooo:rsid="0021322e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<text:span text:style-name="T1">REDITS</text:span></text:p>
      <text:p text:style-name="P2"/>
      <text:p text:style-name="P2"/>
      <text:p text:style-name="P2"/>
      <text:p text:style-name="P2"/>
      <text:p text:style-name="P8">PRODUCT OWNER</text:p>
      <text:p text:style-name="P8"/>
      <text:p text:style-name="P2">Dr. Frank Reck</text:p>
      <text:p text:style-name="P4">Stephan Pavicic</text:p>
      <text:p text:style-name="P2"/>
      <text:p text:style-name="P2"/>
      <text:p text:style-name="P8">SCRUM MASTER</text:p>
      <text:p text:style-name="P8"/>
      <text:p text:style-name="P11">Patrick Hestroffer</text:p>
      <text:p text:style-name="P2">Niklas Pfadenhauer</text:p>
      <text:p text:style-name="P2"/>
      <text:p text:style-name="P2"/>
      <text:p text:style-name="P8">PROGRAMMING</text:p>
      <text:p text:style-name="P11"/>
      <text:p text:style-name="P11">Robin Burghardt</text:p>
      <text:p text:style-name="P11">Heiko Büttner</text:p>
      <text:p text:style-name="P5"><text:span text:style-name="T3">Patrick Galsterer</text:span></text:p>
      <text:p text:style-name="P2">Daniel Klimann</text:p>
      <text:p text:style-name="P5">Kai Latrasse</text:p>
      <text:p text:style-name="P4">Niklas Pfadenhauer</text:p>
      <text:p text:style-name="P5">Marco Wolf</text:p>
      <text:p text:style-name="P3"/>
      <text:p text:style-name="P3"/>
      <text:p text:style-name="P9">GRAPHICS</text:p>
      <text:p text:style-name="P10"/>
      <text:p text:style-name="P12">Heiko Büttner</text:p>
      <text:p text:style-name="P5">Patrick Galsterer</text:p>
      <text:p text:style-name="P5">Paul Morgenthaler</text:p>
      <text:p text:style-name="P4"/>
      <text:p text:style-name="P2"/>
      <text:p text:style-name="P8">RULES AND TESTING</text:p>
      <text:p text:style-name="P8"/>
      <text:p text:style-name="P6">Max Baumann</text:p>
      <text:p text:style-name="P7">Robin Burghardt</text:p>
      <text:p text:style-name="P5">Patrick Hestroffer</text:p>
      <text:p text:style-name="P6">Paul Morgenthaler</text:p>
      <text:p text:style-name="P6">Birk Röstel</text:p>
      <text:p text:style-name="P4"/>
      <text:p text:style-name="P2"/>
      <text:p text:style-name="P8">SPECIAL THANKS</text:p>
      <text:p text:style-name="P8"/>
      <text:p text:style-name="P2">to our school for providing us with extraordinary hard- and software</text:p>
      <text:p text:style-name="P2"><text:span text:style-name="T2">and</text:span> Mikail<text:span text:style-name="T1"> Tilken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Jokerman LET" svg:font-family="'Jokerman LET'" style:font-pitch="variable"/>
    <style:font-face style:name="Mekanik LET" svg:font-family="'Mekanik LET'" style:font-pitch="variable"/>
    <style:font-face style:name="Book Antiqua" svg:font-family="'Book Antiqua'" style:font-family-generic="roman" style:font-pitch="variable"/>
    <style:font-face style:name="Euclid" svg:font-family="Euclid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Blackletter686 BT" svg:font-family="'Blackletter686 BT'" style:font-family-generic="script" style:font-pitch="variable"/>
    <style:font-face style:name="Bahnschrift" svg:font-family="Bahnschrift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Square721 BT" svg:font-family="'Square721 BT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079cm" fo:margin-bottom="0cm" fo:margin-left="0.079cm" fo:margin-right="0cm" fo:background-color="#000000" style:writing-mode="lr-tb" draw:fill="solid" draw:fill-color="#00000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5:59:58.464000000</meta:creation-date>
    <dc:date>2018-11-12T16:32:34.281000000</dc:date>
    <meta:editing-duration>PT11M23S</meta:editing-duration>
    <meta:editing-cycles>6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28" meta:word-count="65" meta:character-count="450" meta:non-whitespace-character-count="413"/>
  </office:meta>
</office:document-meta>
</file>